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a10b6" officeooo:paragraph-rsid="001a10b6"/>
    </style:style>
    <style:style style:name="P2" style:family="paragraph" style:parent-style-name="Standard">
      <style:text-properties fo:language="fr" fo:country="FR" officeooo:rsid="001b73c7" officeooo:paragraph-rsid="001b73c7"/>
    </style:style>
    <style:style style:name="P3" style:family="paragraph" style:parent-style-name="Standard">
      <style:text-properties fo:language="fr" fo:country="FR" officeooo:rsid="001bf03c" officeooo:paragraph-rsid="001bf03c"/>
    </style:style>
    <style:style style:name="P4" style:family="paragraph" style:parent-style-name="Standard">
      <style:text-properties fo:language="fr" fo:country="FR" officeooo:rsid="001cd1fd" officeooo:paragraph-rsid="001cd1fd"/>
    </style:style>
    <style:style style:name="P5" style:family="paragraph" style:parent-style-name="Standard">
      <style:text-properties fo:language="fr" fo:country="FR" officeooo:rsid="001e8ee7" officeooo:paragraph-rsid="001e8ee7"/>
    </style:style>
    <style:style style:name="P6" style:family="paragraph" style:parent-style-name="Standard">
      <style:text-properties fo:language="fr" fo:country="FR" officeooo:rsid="001fe6d2" officeooo:paragraph-rsid="001fe6d2"/>
    </style:style>
    <style:style style:name="P7" style:family="paragraph" style:parent-style-name="Standard">
      <style:text-properties fo:language="fr" fo:country="FR" officeooo:rsid="00219f58" officeooo:paragraph-rsid="00219f58"/>
    </style:style>
    <style:style style:name="P8" style:family="paragraph" style:parent-style-name="Standard">
      <style:text-properties fo:language="fr" fo:country="FR" officeooo:rsid="00219f58" officeooo:paragraph-rsid="00219f58"/>
    </style:style>
    <style:style style:name="P9" style:family="paragraph" style:parent-style-name="Standard">
      <style:text-properties fo:language="fr" fo:country="FR" officeooo:rsid="00240fb6" officeooo:paragraph-rsid="00240fb6"/>
    </style:style>
    <style:style style:name="T1" style:family="text">
      <style:text-properties officeooo:rsid="00214025"/>
    </style:style>
  </office:automatic-styles>
  <office:body>
    <office:text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Eight : controlling Infectious Diseases</text:p>
      <text:p text:style-name="P1">1) Models have two primary uses in applied setting : </text:p>
      <text:p text:style-name="P1">- statistical data analyses and model fitting permit basis epidemiological characteristics of pathogens to be uncovered such as its transmission potential, routes of transmission, and latent and infectious periods.</text:p>
      <text:p text:style-name="P1">- provide a means of comparing the effectiveness of different potential management strategies.</text:p>
      <text:p text:style-name="P1"/>
      <text:p text:style-name="P2">2) Objective :</text:p>
      <text:p text:style-name="P2">- minimize transmission within a population, with the ultimate arm of reducing it to zero.</text:p>
      <text:p text:style-name="P2">- minimize the occurrence</text:p>
      <text:p text:style-name="P3">3)</text:p>
      <text:p text:style-name="P3">As rubella are associated with minimal health risks when affecting the young or the old, whereas infection in pregnant women can have very serious consequences. </text:p>
      <text:p text:style-name="P3">4) compelling urge = thuc day thuyet phuc, hap dan</text:p>
      <text:p text:style-name="P3"/>
      <text:p text:style-name="P4">5) Problem of models</text:p>
      <text:p text:style-name="P4">(1) it is more difficult to obtain a general understanding of the model behavior across all parameter space; and (2) careful, statistically rigorous, parameterization of the model from detailed data becomes ever more important.</text:p>
      <text:p text:style-name="P5">6)</text:p>
      <text:p text:style-name="P5">mortality = số người chết, số tử vong, tỷ lệ người chết</text:p>
      <text:p text:style-name="P5">morbidity = sự hoành hành của bệnh tật</text:p>
      <text:p text:style-name="P6">7)</text:p>
      <text:p text:style-name="P6">Many potentially dangerous human infections (such as measles, mumps (quai bi), rubella, whooping cough, polio, etc.<text:span text:style-name="T1">), there has been much focus on vaccinating newborns or very young infants.</text:span></text:p>
      <text:p text:style-name="P6"/>
      <text:p text:style-name="P7">8)</text:p>
      <text:p text:style-name="P7">In order to eradicate a pathogen by long-term pediatric vaccination, we need to ensure that the fraction of susceptible individuals in the population is sufficiently small to prevent the spread of the infection (i.e., dI /dt ≤ 0). This is effectively the threshold theorem of Kermack and McKendrick (1927) and means we need to ensure R 0 = (1 − p)R0 &lt; 1.</text:p>
      <text:p text:style-name="P7"/>
      <text:p text:style-name="P9">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gCoi </meta:initial-creator>
    <meta:creation-date>2012-02-07T14:40:35</meta:creation-date>
    <dc:date>2016-02-18T17:22:43.591414217</dc:date>
    <meta:editing-duration>P1DT2H5M56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269" meta:character-count="1642" meta:non-whitespace-character-count="1391"/>
  </office:meta>
</office:document-meta>
</file>